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18" manifest:media-type="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7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10" manifest:media-type="application/x-openoffice-gdimetafile;windows_formatname=&quot;GDIMetaFile&quot;"/>
  <manifest:file-entry manifest:full-path="ObjectReplacements/Object 15" manifest:media-type=""/>
  <manifest:file-entry manifest:full-path="ObjectReplacements/Object 5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styles.xml" manifest:media-type="text/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style:font-name="Liberation Sans1" officeooo:rsid="000c3824" officeooo:paragraph-rsid="000c3824"/>
    </style:style>
    <style:style style:name="P2" style:family="paragraph" style:parent-style-name="Text_20_body">
      <style:text-properties style:font-name="Liberation Sans1" style:text-underline-style="solid" style:text-underline-width="auto" style:text-underline-color="font-color" officeooo:rsid="000c3824" officeooo:paragraph-rsid="000c3824"/>
    </style:style>
    <style:style style:name="P3" style:family="paragraph" style:parent-style-name="Text_20_body">
      <style:text-properties style:font-name="Liberation Sans1" style:text-underline-style="solid" style:text-underline-width="auto" style:text-underline-color="font-color" officeooo:rsid="003f1be8" officeooo:paragraph-rsid="003f1be8"/>
    </style:style>
    <style:style style:name="P4" style:family="paragraph" style:parent-style-name="Text_20_body">
      <style:text-properties style:font-name="Liberation Sans1" officeooo:paragraph-rsid="000c3824"/>
    </style:style>
    <style:style style:name="P5" style:family="paragraph" style:parent-style-name="Text_20_body">
      <style:text-properties style:font-name="Liberation Sans1" officeooo:paragraph-rsid="000f3e78"/>
    </style:style>
    <style:style style:name="P6" style:family="paragraph" style:parent-style-name="Text_20_body">
      <style:text-properties style:font-name="Liberation Sans1" fo:font-style="italic" officeooo:paragraph-rsid="000f3e78" style:font-style-asian="italic" style:font-style-complex="italic"/>
    </style:style>
    <style:style style:name="P7" style:family="paragraph" style:parent-style-name="Text_20_body">
      <style:text-properties style:font-name="Liberation Sans1" fo:font-style="italic" officeooo:rsid="000c3824" officeooo:paragraph-rsid="000c3824" style:font-style-asian="italic" style:font-style-complex="italic"/>
    </style:style>
    <style:style style:name="P8" style:family="paragraph" style:parent-style-name="Text_20_body">
      <style:text-properties style:font-name="Liberation Sans1" fo:font-style="italic" officeooo:rsid="000c3824" officeooo:paragraph-rsid="001a40fe" style:font-style-asian="italic" style:font-style-complex="italic"/>
    </style:style>
    <style:style style:name="P9" style:family="paragraph" style:parent-style-name="Text_20_body">
      <style:text-properties style:font-name="Liberation Sans1" fo:font-style="italic" officeooo:rsid="000c3824" officeooo:paragraph-rsid="001d8f7e" style:font-style-asian="italic" style:font-style-complex="italic"/>
    </style:style>
    <style:style style:name="P10" style:family="paragraph" style:parent-style-name="Text_20_body">
      <style:text-properties style:font-name="Liberation Sans1" officeooo:rsid="003691eb" officeooo:paragraph-rsid="003691eb"/>
    </style:style>
    <style:style style:name="P11" style:family="paragraph" style:parent-style-name="Text_20_body">
      <style:text-properties style:font-name="Liberation Sans1" officeooo:rsid="0037a0ac" officeooo:paragraph-rsid="0037a0ac"/>
    </style:style>
    <style:style style:name="P12" style:family="paragraph" style:parent-style-name="Text_20_body">
      <style:text-properties style:font-name="Liberation Sans1" officeooo:rsid="00391e73" officeooo:paragraph-rsid="00391e73"/>
    </style:style>
    <style:style style:name="P13" style:family="paragraph" style:parent-style-name="Text_20_body">
      <style:text-properties officeooo:rsid="0023e038" officeooo:paragraph-rsid="0023e038"/>
    </style:style>
    <style:style style:name="P14" style:family="paragraph" style:parent-style-name="Heading_20_1">
      <style:text-properties style:font-name="Liberation Sans1" officeooo:rsid="003f1be8" officeooo:paragraph-rsid="003f1be8"/>
    </style:style>
    <style:style style:name="P15" style:family="paragraph" style:parent-style-name="Heading_20_1">
      <style:text-properties style:font-name="Liberation Sans1"/>
    </style:style>
    <style:style style:name="P16" style:family="paragraph" style:parent-style-name="Heading_20_1">
      <style:text-properties style:font-name="Liberation Sans1" officeooo:rsid="0012b8a1" officeooo:paragraph-rsid="0012b8a1"/>
    </style:style>
    <style:style style:name="P17" style:family="paragraph" style:parent-style-name="Heading_20_1">
      <style:text-properties style:font-name="Liberation Sans1" officeooo:rsid="000c3824" officeooo:paragraph-rsid="000c3824"/>
    </style:style>
    <style:style style:name="P18" style:family="paragraph" style:parent-style-name="Heading_20_2">
      <style:text-properties officeooo:rsid="0023e038" officeooo:paragraph-rsid="0023e038"/>
    </style:style>
    <style:style style:name="P19" style:family="paragraph" style:parent-style-name="Heading_20_3">
      <style:text-properties style:font-name="Liberation Sans1" officeooo:rsid="000c3824" officeooo:paragraph-rsid="000c3824"/>
    </style:style>
    <style:style style:name="P20" style:family="paragraph" style:parent-style-name="Standard" style:list-style-name="L1">
      <style:text-properties officeooo:paragraph-rsid="003f1be8"/>
    </style:style>
    <style:style style:name="P21" style:family="paragraph" style:parent-style-name="Standard" style:list-style-name="L1">
      <style:text-properties style:font-name="Liberation Sans1" officeooo:rsid="003f1be8" officeooo:paragraph-rsid="003f1be8"/>
    </style:style>
    <style:style style:name="P22" style:family="paragraph" style:parent-style-name="Text_20_body" style:list-style-name="L1">
      <style:text-properties style:font-name="Liberation Sans1" style:text-underline-style="none" officeooo:rsid="003f1be8" officeooo:paragraph-rsid="003f1be8"/>
    </style:style>
    <style:style style:name="P23" style:family="paragraph" style:parent-style-name="Text_20_body" style:list-style-name="L2">
      <style:text-properties style:font-name="Liberation Sans1" officeooo:rsid="003f1be8" officeooo:paragraph-rsid="003f1be8"/>
    </style:style>
    <style:style style:name="P24" style:family="paragraph" style:parent-style-name="Text_20_body" style:list-style-name="L3">
      <style:text-properties style:font-name="Liberation Sans1" officeooo:paragraph-rsid="000f3e78"/>
    </style:style>
    <style:style style:name="P25" style:family="paragraph" style:parent-style-name="Text_20_body" style:list-style-name="L3">
      <style:text-properties style:font-name="Liberation Sans1" officeooo:paragraph-rsid="001a40fe"/>
    </style:style>
    <style:style style:name="P26" style:family="paragraph" style:parent-style-name="Text_20_body" style:list-style-name="L4">
      <style:text-properties style:font-name="Liberation Sans1" officeooo:rsid="000c3824" officeooo:paragraph-rsid="000c3824"/>
    </style:style>
    <style:style style:name="P27" style:family="paragraph" style:parent-style-name="Text_20_body" style:list-style-name="L5">
      <style:text-properties style:font-name="Liberation Sans1" officeooo:rsid="000c3824" officeooo:paragraph-rsid="000c3824"/>
    </style:style>
    <style:style style:name="P28" style:family="paragraph" style:parent-style-name="Text_20_body" style:list-style-name="L6">
      <style:text-properties style:font-name="Liberation Sans1" officeooo:rsid="000c3824" officeooo:paragraph-rsid="000c3824"/>
    </style:style>
    <style:style style:name="P29" style:family="paragraph" style:parent-style-name="Text_20_body" style:list-style-name="L7">
      <style:text-properties style:font-name="Liberation Sans1" officeooo:paragraph-rsid="000c3824"/>
    </style:style>
    <style:style style:name="P30" style:family="paragraph" style:parent-style-name="Text_20_body" style:list-style-name="L8">
      <style:text-properties style:font-name="Liberation Sans1" officeooo:rsid="0039dadb" officeooo:paragraph-rsid="0039dadb"/>
    </style:style>
    <style:style style:name="P31" style:family="paragraph" style:parent-style-name="Text_20_body" style:list-style-name="L8">
      <style:text-properties style:font-name="Liberation Sans1" officeooo:rsid="003691eb" officeooo:paragraph-rsid="003691eb"/>
    </style:style>
    <style:style style:name="P32" style:family="paragraph" style:parent-style-name="Text_20_body" style:list-style-name="L8">
      <style:text-properties style:font-name="Liberation Sans1" officeooo:rsid="003691eb" officeooo:paragraph-rsid="003d2d53"/>
    </style:style>
    <style:style style:name="P33" style:family="paragraph" style:parent-style-name="Text_20_body" style:list-style-name="L8">
      <style:text-properties style:font-name="Liberation Sans1" officeooo:rsid="0035dbfd" officeooo:paragraph-rsid="0035dbfd"/>
    </style:style>
    <style:style style:name="P34" style:family="paragraph" style:parent-style-name="Text_20_body" style:list-style-name="L8">
      <style:text-properties style:font-name="Liberation Sans1" officeooo:rsid="0035dbfd" officeooo:paragraph-rsid="003d37b2"/>
    </style:style>
    <style:style style:name="P35" style:family="paragraph" style:parent-style-name="Text_20_body" style:list-style-name="L8">
      <style:text-properties style:font-name="Liberation Sans1" officeooo:rsid="003accdb" officeooo:paragraph-rsid="003accdb"/>
    </style:style>
    <style:style style:name="P36" style:family="paragraph" style:parent-style-name="Text_20_body" style:list-style-name="L3">
      <style:text-properties fo:color="#c9211e" loext:opacity="100%" style:font-name="Liberation Sans1" officeooo:paragraph-rsid="000f3e78"/>
    </style:style>
    <style:style style:name="P37" style:family="paragraph" style:parent-style-name="Text_20_body" style:list-style-name="L4">
      <style:text-properties fo:color="#c9211e" loext:opacity="100%" style:font-name="Liberation Sans1" officeooo:rsid="000c3824" officeooo:paragraph-rsid="000c3824"/>
    </style:style>
    <style:style style:name="P38" style:family="paragraph" style:parent-style-name="Text_20_body" style:list-style-name="L5">
      <style:text-properties fo:color="#c9211e" loext:opacity="100%" style:font-name="Liberation Sans1" officeooo:rsid="000c3824" officeooo:paragraph-rsid="000c3824"/>
    </style:style>
    <style:style style:name="P39" style:family="paragraph" style:parent-style-name="Text_20_body" style:list-style-name="L7">
      <style:text-properties fo:color="#c9211e" loext:opacity="100%" style:font-name="Liberation Sans1" officeooo:paragraph-rsid="000c3824"/>
    </style:style>
    <style:style style:name="T1" style:family="text">
      <style:text-properties style:text-underline-style="solid" style:text-underline-width="auto" style:text-underline-color="font-color" officeooo:rsid="000f3e78"/>
    </style:style>
    <style:style style:name="T2" style:family="text">
      <style:text-properties style:text-underline-style="solid" style:text-underline-width="auto" style:text-underline-color="font-color" officeooo:rsid="000f842a"/>
    </style:style>
    <style:style style:name="T3" style:family="text">
      <style:text-properties officeooo:rsid="000da4a6"/>
    </style:style>
    <style:style style:name="T4" style:family="text">
      <style:text-properties officeooo:rsid="000c3824"/>
    </style:style>
    <style:style style:name="T5" style:family="text">
      <style:text-properties style:text-underline-style="none"/>
    </style:style>
    <style:style style:name="T6" style:family="text">
      <style:text-properties officeooo:rsid="00190875"/>
    </style:style>
    <style:style style:name="T7" style:family="text">
      <style:text-properties officeooo:rsid="003accdb"/>
    </style:style>
    <style:style style:name="T8" style:family="text">
      <style:text-properties officeooo:rsid="003d37b2"/>
    </style:style>
    <style:style style:name="T9" style:family="text">
      <style:text-properties style:font-name="Liberation Sans1" officeooo:rsid="003f1be8"/>
    </style:style>
    <style:style style:name="T10" style:family="text">
      <style:text-properties style:font-name="Liberation Sans1" style:text-underline-style="none" officeooo:rsid="003f1be8"/>
    </style:style>
    <style:style style:name="T11" style:family="text">
      <style:text-properties fo:color="#c9211e" loext:opacity="100%"/>
    </style:style>
    <style:style style:name="T12" style:family="text">
      <style:text-properties fo:color="#c9211e" loext:opacity="100%" officeooo:rsid="0024cede"/>
    </style:style>
    <style:style style:name="T13" style:family="text">
      <style:text-properties fo:color="#c9211e" loext:opacity="100%" officeooo:rsid="002761f6"/>
    </style:style>
    <style:style style:name="T14" style:family="text">
      <style:text-properties fo:color="#c9211e" loext:opacity="100%" officeooo:rsid="002fae19"/>
    </style:style>
    <style:style style:name="T15" style:family="text">
      <style:text-properties fo:color="#c9211e" loext:opacity="100%" officeooo:rsid="0031f6e8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Programme cycle 4 : Comprendre et utiliser la notion de fonction</text:h>
      <text:p text:style-name="P3">Connaissances :</text:p>
      <text:list xml:id="list1923286390" text:style-name="L1">
        <text:list-item>
          <text:p text:style-name="P22">Vocabulaire : variable, fonction, antécédent, image.</text:p>
        </text:list-item>
        <text:list-item>
          <text:p text:style-name="P20"><text:span text:style-name="T9">Différents modes de représentation d’une fonction (expression symbolique, tableau de </text:span><text:span text:style-name="T10">valeurs, représentation graphique, programme de calcul).</text:span></text:p>
        </text:list-item>
        <text:list-item>
          <text:p text:style-name="P21">Notations f(𝑥) et 𝑥 ↦ f(𝑥).</text:p>
        </text:list-item>
        <text:list-item>
          <text:p text:style-name="P21">Fonction linéaire, fonction affine.</text:p>
        </text:list-item>
      </text:list>
      <text:p text:style-name="P3">Compétences associées :</text:p>
      <text:list xml:id="list2210299154" text:style-name="L2">
        <text:list-item>
          <text:p text:style-name="P23">Passer d’un mode de représentation d’une fonction à un autre.</text:p>
        </text:list-item>
        <text:list-item>
          <text:p text:style-name="P23">Déterminer, à partir d’un mode de représentation, l’image ou un antécédent d’un nombre par une fonction.</text:p>
        </text:list-item>
        <text:list-item>
          <text:p text:style-name="P23">Représenter graphiquement une fonction linéaire, une fonction affine.</text:p>
        </text:list-item>
        <text:list-item>
          <text:p text:style-name="P23">Modéliser un phénomène continu par une fonction.</text:p>
        </text:list-item>
        <text:list-item>
          <text:p text:style-name="P23">Modéliser une situation de proportionnalité à l’aide d’une fonction linéaire.</text:p>
        </text:list-item>
        <text:list-item>
          <text:p text:style-name="P23">Résoudre des problèmes modélisés par des fonctions.</text:p>
        </text:list-item>
      </text:list>
      <text:h text:style-name="P15" text:outline-level="1">Programme</text:h>
      <text:p text:style-name="P5"><text:span text:style-name="T2">Contenus</text:span><text:span text:style-name="T3"> :</text:span></text:p>
      <text:p text:style-name="P6">Se constituer un répertoire de fonctions de référence</text:p>
      <text:list xml:id="list1828655557" text:style-name="L3">
        <text:list-item>
          <text:p text:style-name="P24">Fonctions carré, inverse, racine carrée, cube : définitions et courbes représentatives.</text:p>
        </text:list-item>
      </text:list>
      <text:p text:style-name="P6">Représenter algébriquement et graphiquement les fonctions</text:p>
      <text:list xml:id="list102934757131303" text:continue-numbering="true" text:style-name="L3">
        <text:list-item>
          <text:p text:style-name="P24">Fonction à valeurs réelles définie sur un intervalle ou une réunion finie d’intervalles de ℝ.</text:p>
        </text:list-item>
        <text:list-item>
          <text:p text:style-name="P25">Courbe représentative : la courbe d’équation<draw:frame draw:style-name="fr1" draw:name="Objet12" text:anchor-type="as-char" svg:y="-0.418cm" svg:width="1.76cm" svg:height="0.549cm" draw:z-index="2"><draw:object xlink:href="./Object 12" xlink:type="simple" xlink:show="embed" xlink:actuate="onLoad"/><draw:image xlink:href="./ObjectReplacements/Object 12" xlink:type="simple" xlink:show="embed" xlink:actuate="onLoad"/></draw:frame>est l’ensemble des points du plan dont les coordonnées<draw:frame draw:style-name="fr1" draw:name="Objet14" text:anchor-type="as-char" svg:y="-0.418cm" svg:width="1.33cm" svg:height="0.549cm" draw:z-index="4"><draw:object xlink:href="./Object 14" xlink:type="simple" xlink:show="embed" xlink:actuate="onLoad"/><draw:image xlink:href="./ObjectReplacements/Object 14" xlink:type="simple" xlink:show="embed" xlink:actuate="onLoad"/></draw:frame> vérifient<draw:frame draw:style-name="fr1" draw:name="Objet13" text:anchor-type="as-char" svg:y="-0.418cm" svg:width="1.76cm" svg:height="0.549cm" draw:z-index="3"><draw:object xlink:href="./Object 13" xlink:type="simple" xlink:show="embed" xlink:actuate="onLoad"/><draw:image xlink:href="./ObjectReplacements/Object 13" xlink:type="simple" xlink:show="embed" xlink:actuate="onLoad"/><svg:desc>formule</svg:desc></draw:frame>.</text:p>
        </text:list-item>
        <text:list-item>
          <text:p text:style-name="P36">Fonction paire, impaire. Traduction géométrique.</text:p>
        </text:list-item>
      </text:list>
      <text:p text:style-name="P6">Étudier les variations et les extremums d’une fonction</text:p>
      <text:list xml:id="list102933646450952" text:continue-numbering="true" text:style-name="L3">
        <text:list-item>
          <text:p text:style-name="P24">Croissance, décroissance, monotonie d’une fonction définie sur un intervalle. Tableau de variations.</text:p>
        </text:list-item>
        <text:list-item>
          <text:p text:style-name="P24">Maximum, minimum d’une fonction sur un intervalle.</text:p>
        </text:list-item>
        <text:list-item>
          <text:p text:style-name="P24"><text:soft-page-break/>Pour une fonction affine, interprétation du coefficient directeur comme taux d’accroissement, variations selon son signe.</text:p>
        </text:list-item>
        <text:list-item>
          <text:p text:style-name="P24">Variations des fonctions carré, inverse, racine carrée, cube.</text:p>
        </text:list-item>
      </text:list>
      <text:p text:style-name="P1"><text:span text:style-name="T2">Capacités attendues</text:span> :</text:p>
      <text:p text:style-name="P8">Se constituer un répertoire de fonctions de référence</text:p>
      <text:list xml:id="list245375910" text:style-name="L4">
        <text:list-item>
          <text:p text:style-name="P37">Pour deux nombres<draw:frame draw:style-name="fr1" draw:name="Objet3" text:anchor-type="as-char" svg:y="-0.33cm" svg:width="0.46cm" svg:height="0.429cm" draw:z-index="8"><draw:object xlink:href="./Object 3" xlink:type="simple" xlink:show="embed" xlink:actuate="onLoad"/><draw:image xlink:href="./ObjectReplacements/Object 3" xlink:type="simple" xlink:show="embed" xlink:actuate="onLoad"/></draw:frame>et<draw:frame draw:style-name="fr1" draw:name="Objet4" text:anchor-type="as-char" svg:y="-0.33cm" svg:width="0.42cm" svg:height="0.429cm" draw:z-index="9"><draw:object xlink:href="./Object 4" xlink:type="simple" xlink:show="embed" xlink:actuate="onLoad"/><draw:image xlink:href="./ObjectReplacements/Object 4" xlink:type="simple" xlink:show="embed" xlink:actuate="onLoad"/></draw:frame>donnés et une fonction de référence<draw:frame draw:style-name="fr1" draw:name="Objet5" text:anchor-type="as-char" svg:y="-0.33cm" svg:width="0.474cm" svg:height="0.429cm" draw:z-index="10"><draw:object xlink:href="./Object 5" xlink:type="simple" xlink:show="embed" xlink:actuate="onLoad"/><draw:image xlink:href="./ObjectReplacements/Object 5" xlink:type="simple" xlink:show="embed" xlink:actuate="onLoad"/></draw:frame>, comparer<draw:frame draw:style-name="fr1" draw:name="Objet1" text:anchor-type="as-char" svg:y="-0.418cm" svg:width="1.108cm" svg:height="0.549cm" draw:z-index="0"><draw:object xlink:href="./Object 1" xlink:type="simple" xlink:show="embed" xlink:actuate="onLoad"/><draw:image xlink:href="./ObjectReplacements/Object 1" xlink:type="simple" xlink:show="embed" xlink:actuate="onLoad"/></draw:frame>et<draw:frame draw:style-name="fr1" draw:name="Objet2" text:anchor-type="as-char" svg:y="-0.418cm" svg:width="1.067cm" svg:height="0.549cm" draw:z-index="1"><draw:object xlink:href="./Object 2" xlink:type="simple" xlink:show="embed" xlink:actuate="onLoad"/><draw:image xlink:href="./ObjectReplacements/Object 2" xlink:type="simple" xlink:show="embed" xlink:actuate="onLoad"/></draw:frame>numériquement ou graphiquement.</text:p>
        </text:list-item>
        <text:list-item>
          <text:p text:style-name="P37">Pour les fonctions affines, carré, inverse, racine carrée et cube, résoudre graphiquement ou algébriquement une équation ou une inéquation du type<draw:frame draw:style-name="fr1" draw:name="Objet6" text:anchor-type="as-char" svg:y="-0.418cm" svg:width="1.736cm" svg:height="0.549cm" draw:z-index="5"><draw:object xlink:href="./Object 6" xlink:type="simple" xlink:show="embed" xlink:actuate="onLoad"/><draw:image xlink:href="./ObjectReplacements/Object 6" xlink:type="simple" xlink:show="embed" xlink:actuate="onLoad"/></draw:frame>,<draw:frame draw:style-name="fr1" draw:name="Objet7" text:anchor-type="as-char" svg:y="-0.418cm" svg:width="1.667cm" svg:height="0.549cm" draw:z-index="6"><draw:object xlink:href="./Object 7" xlink:type="simple" xlink:show="embed" xlink:actuate="onLoad"/><draw:image xlink:href="./ObjectReplacements/Object 7" xlink:type="simple" xlink:show="embed" xlink:actuate="onLoad"/></draw:frame>.</text:p>
        </text:list-item>
      </text:list>
      <text:p text:style-name="P9">Représenter algébriquement et graphiquement les fonctions</text:p>
      <text:list xml:id="list102933435177559" text:continue-numbering="true" text:style-name="L4">
        <text:list-item>
          <text:p text:style-name="P26">Exploiter l’équation<draw:frame draw:style-name="fr1" draw:name="Objet19" text:anchor-type="as-char" svg:y="-0.418cm" svg:width="1.76cm" svg:height="0.549cm" draw:z-index="11"><draw:object xlink:href="./Object 19" xlink:type="simple" xlink:show="embed" xlink:actuate="onLoad"/><draw:image xlink:href="./ObjectReplacements/Object 19" xlink:type="simple" xlink:show="embed" xlink:actuate="onLoad"/></draw:frame>d’une courbe : appartenance, calcul de coordonnées</text:p>
        </text:list-item>
        <text:list-item>
          <text:p text:style-name="P26">Modéliser par des fonctions des situations issues des mathématiques, des autres disciplines.</text:p>
        </text:list-item>
        <text:list-item>
          <text:p text:style-name="P37">Résoudre une équation ou une inéquation du type<draw:frame draw:style-name="fr1" draw:name="Objet15" text:anchor-type="as-char" svg:y="-0.418cm" svg:width="1.736cm" svg:height="0.549cm" draw:z-index="12"><draw:object xlink:href="./Object 17" xlink:type="simple" xlink:show="embed" xlink:actuate="onLoad"/><draw:image xlink:href="./ObjectReplacements/Object 17" xlink:type="simple" xlink:show="embed" xlink:actuate="onLoad"/></draw:frame>,<draw:frame draw:style-name="fr1" draw:name="Objet16" text:anchor-type="as-char" svg:y="-0.418cm" svg:width="1.667cm" svg:height="0.549cm" draw:z-index="16"><draw:object xlink:href="./Object 18" xlink:type="simple" xlink:show="embed" xlink:actuate="onLoad"/><draw:image xlink:href="./ObjectReplacements/Object 18" xlink:type="simple" xlink:show="embed" xlink:actuate="onLoad"/></draw:frame>, en choisissant une méthode adaptée : graphique, algébrique, logicielle.</text:p>
        </text:list-item>
        <text:list-item>
          <text:p text:style-name="P37">Résoudre une équation, une inéquation produit ou quotient, à l’aide d’un tableau de signes.</text:p>
        </text:list-item>
        <text:list-item>
          <text:p text:style-name="P37">Résoudre, graphiquement ou à l’aide d’un outil numérique, une équation ou inéquation du type<draw:frame draw:style-name="fr1" draw:name="Objet17" text:anchor-type="as-char" svg:y="-0.418cm" svg:width="2.383cm" svg:height="0.549cm" draw:z-index="17"><draw:object xlink:href="./Object 15" xlink:type="simple" xlink:show="embed" xlink:actuate="onLoad"/><draw:image xlink:href="./ObjectReplacements/Object 15" xlink:type="simple" xlink:show="embed" xlink:actuate="onLoad"/></draw:frame>,<draw:frame draw:style-name="fr1" draw:name="Objet18" text:anchor-type="as-char" svg:y="-0.418cm" svg:width="2.314cm" svg:height="0.549cm" draw:z-index="18"><draw:object xlink:href="./Object 16" xlink:type="simple" xlink:show="embed" xlink:actuate="onLoad"/><draw:image xlink:href="./ObjectReplacements/Object 16" xlink:type="simple" xlink:show="embed" xlink:actuate="onLoad"/></draw:frame>.</text:p>
        </text:list-item>
      </text:list>
      <text:p text:style-name="P7">Étudier les variations et les extremums d’une fonction</text:p>
      <text:list xml:id="list102934099254426" text:continue-numbering="true" text:style-name="L4">
        <text:list-item>
          <text:p text:style-name="P26">Relier représentation graphique et tableau de variations.</text:p>
        </text:list-item>
        <text:list-item>
          <text:p text:style-name="P26">Déterminer graphiquement les extremums d’une fonction sur un intervalle.</text:p>
        </text:list-item>
        <text:list-item>
          <text:p text:style-name="P26">Exploiter un logiciel de géométrie dynamique ou de calcul formel, la calculatrice ou Python pour décrire les variations d’une fonction donnée par une formule.</text:p>
        </text:list-item>
        <text:list-item>
          <text:p text:style-name="P26">Relier sens de variation, signe et droite représentative d’une fonction affine.</text:p>
        </text:list-item>
      </text:list>
      <text:p text:style-name="P1"><text:span text:style-name="T2">Démonstration</text:span> :</text:p>
      <text:list xml:id="list33382157" text:style-name="L5">
        <text:list-item>
          <text:p text:style-name="P38">Étudier la position relative des courbes d’équation<draw:frame draw:style-name="fr1" draw:name="Objet9" text:anchor-type="as-char" svg:y="-0.33cm" svg:width="1.113cm" svg:height="0.429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1" draw:name="Objet10" text:anchor-type="as-char" svg:y="-0.547cm" svg:width="1.27cm" svg:height="0.646cm" draw:z-index="14"><draw:object xlink:href="./Object 10" xlink:type="simple" xlink:show="embed" xlink:actuate="onLoad"/><draw:image xlink:href="./ObjectReplacements/Object 10" xlink:type="simple" xlink:show="embed" xlink:actuate="onLoad"/></draw:frame>,<draw:frame draw:style-name="fr1" draw:name="Objet11" text:anchor-type="as-char" svg:y="-0.547cm" svg:width="1.272cm" svg:height="0.646cm" draw:z-index="15"><draw:object xlink:href="./Object 11" xlink:type="simple" xlink:show="embed" xlink:actuate="onLoad"/><draw:image xlink:href="./ObjectReplacements/Object 11" xlink:type="simple" xlink:show="embed" xlink:actuate="onLoad"/></draw:frame>, pour<draw:frame draw:style-name="fr1" draw:name="Objet8" text:anchor-type="as-char" svg:y="-0.49cm" svg:width="1.111cm" svg:height="0.683cm" draw:z-index="7"><draw:object xlink:href="./Object 8" xlink:type="simple" xlink:show="embed" xlink:actuate="onLoad"/><draw:image xlink:href="./ObjectReplacements/Object 8" xlink:type="simple" xlink:show="embed" xlink:actuate="onLoad"/></draw:frame>.</text:p>
        </text:list-item>
        <text:list-item>
          <text:p text:style-name="P27">Variations des fonctions carré, inverse, racine carrée.</text:p>
        </text:list-item>
      </text:list>
      <text:p text:style-name="P2">Exemple d’algorithme<text:span text:style-name="T5"> :</text:span></text:p>
      <text:list xml:id="list3553247433" text:style-name="L6">
        <text:list-item>
          <text:p text:style-name="P28"><text:soft-page-break/>Pour une fonction dont le tableau de variations est donné, algorithmes d’approximation numérique d’un extremum (balayage, dichotomie).</text:p>
        </text:list-item>
        <text:list-item>
          <text:p text:style-name="P28">Algorithme de calcul approché de longueur d’une portion de courbe représentative de fonction.</text:p>
        </text:list-item>
      </text:list>
      <text:p text:style-name="P4"><text:span text:style-name="T1">Approfondissement possible</text:span><text:span text:style-name="T4"> :</text:span></text:p>
      <text:list xml:id="list2012174924" text:style-name="L7">
        <text:list-item>
          <text:p text:style-name="P39">Étudier la parité d’une fonction dans des cas simples.</text:p>
        </text:list-item>
        <text:list-item>
          <text:p text:style-name="P29">Relier les courbes représentatives de la fonction racine carrée et de la fonction carré sur ℝ+.</text:p>
        </text:list-item>
      </text:list>
      <text:h text:style-name="P18" text:outline-level="2">Remarque</text:h>
      <text:p text:style-name="P13">Il y a deux chapitre sur les fonctions : le premier traite des fonctions usuelles, de représentation graphique et d’image/antécédents, ainsi que des variations.</text:p>
      <text:p text:style-name="P13"><text:span text:style-name="T11">Le deuxième </text:span><text:span text:style-name="T12">traite</text:span><text:span text:style-name="T11"> des tableaux de signes, de la position relative des courbes, de la résolution d’équations/inéquations. </text:span><text:span text:style-name="T13">(+ parité/</text:span><text:span text:style-name="T14">imparité</text:span><text:span text:style-name="T15">)</text:span></text:p>
      <text:h text:style-name="P16" text:outline-level="1">Objectif<text:span text:style-name="T6">s</text:span> d’apprentissage</text:h>
      <text:list xml:id="list2492200043" text:style-name="L8">
        <text:list-item>
          <text:p text:style-name="P30">Calculer l’image d’une fonction sachant sa représentation algébrique.</text:p>
        </text:list-item>
        <text:list-item>
          <text:p text:style-name="P31">Donner le domaine de définition d’une fonction.</text:p>
        </text:list-item>
        <text:list-item>
          <text:p text:style-name="P32">Lire les images et les antécédents d’une fonction à partir de sa courbe représentative.</text:p>
        </text:list-item>
        <text:list-item>
          <text:p text:style-name="P33">Tracer la courbe d’une fonction point par point.</text:p>
        </text:list-item>
        <text:list-item>
          <text:p text:style-name="P34">Reconnaître une fonction de référence par sa <text:span text:style-name="T7">représentation graphique.</text:span></text:p>
        </text:list-item>
        <text:list-item>
          <text:p text:style-name="P33">Dresser le tableau de variations d’une fonction dont on a la courbe représentative.</text:p>
        </text:list-item>
        <text:list-item>
          <text:p text:style-name="P33">Passer du coefficient d’une fonction affine à la pente de sa courbe représentative.</text:p>
        </text:list-item>
        <text:list-item>
          <text:p text:style-name="P35">Donner le maximum/minimum d’une fonction sachant sa représentation graphique.</text:p>
        </text:list-item>
      </text:list>
      <text:h text:style-name="P17" text:outline-level="1">Séances</text:h>
      <text:h text:style-name="P19" text:outline-level="3">Séance 1</text:h>
      <text:p text:style-name="P10">Présentation projetée : rappel sur la notion de fonction et sur le vocabulaire.</text:p>
      <text:p text:style-name="P12">Ce rappel est également donné en polycopié dans le cours.</text:p>
      <text:p text:style-name="P11"><text:soft-page-break/>Exercices de <text:span text:style-name="T8">calcul</text:span> d’images. Via une image inexistante, on arrive à la notion de domaine de définition.</text:p>
      <text:h text:style-name="P19" text:outline-level="3">Séance 2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3pt" fo:language="fr" fo:country="FR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5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7T11:27:30.454101675</meta:creation-date>
    <meta:generator>LibreOffice/7.3.7.2$Linux_X86_64 LibreOffice_project/30$Build-2</meta:generator>
    <dc:date>2023-03-31T10:29:32.893852981</dc:date>
    <meta:editing-duration>PT1H29M37S</meta:editing-duration>
    <meta:editing-cycles>46</meta:editing-cycles>
    <meta:document-statistic meta:table-count="0" meta:image-count="0" meta:object-count="19" meta:page-count="4" meta:paragraph-count="68" meta:word-count="685" meta:character-count="4643" meta:non-whitespace-character-count="4069"/>
  </office:meta>
</office:document-meta>
</file>

<file path=Object 1/content.xml><?xml version="1.0" encoding="utf-8"?>
<math xmlns="http://www.w3.org/1998/Math/MathML" display="block">
  <semantics>
    <mrow>
      <mi>f</mi>
      <mrow>
        <mo fence="true" form="prefix" stretchy="false">(</mo>
        <mrow>
          <mi>a</mi>
        </mrow>
        <mo fence="true" form="postfix" stretchy="false">)</mo>
      </mrow>
    </mrow>
    <annotation encoding="StarMath 5.0">f(a)</annotation>
  </semantics>
</math>
</file>

<file path=Object 10/content.xml><?xml version="1.0" encoding="utf-8"?>
<math xmlns="http://www.w3.org/1998/Math/MathML" display="block">
  <semantics>
    <mrow>
      <mi>y</mi>
      <mo stretchy="false">=</mo>
      <msup>
        <mi>x</mi>
        <mn>2</mn>
      </msup>
    </mrow>
    <annotation encoding="StarMath 5.0">y = x^2</annotation>
  </semantics>
</math>
</file>

<file path=Object 11/content.xml><?xml version="1.0" encoding="utf-8"?>
<math xmlns="http://www.w3.org/1998/Math/MathML" display="block">
  <semantics>
    <mrow>
      <mi>y</mi>
      <mo stretchy="false">=</mo>
      <msup>
        <mi>x</mi>
        <mn>3</mn>
      </msup>
    </mrow>
    <annotation encoding="StarMath 5.0"> y = x^3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14/content.xml><?xml version="1.0" encoding="utf-8"?>
<math xmlns="http://www.w3.org/1998/Math/MathML" display="block">
  <semantics>
    <mrow>
      <mo fence="true" form="prefix" stretchy="false">(</mo>
      <mrow>
        <mrow>
          <mi>x</mi>
          <mi>,</mi>
          <mi>y</mi>
        </mrow>
      </mrow>
      <mo fence="true" form="postfix" stretchy="false">)</mo>
    </mrow>
    <annotation encoding="StarMath 5.0">(x, y)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= g(x)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x) &lt; g(x)</annotation>
  </semantics>
</math>
</file>

<file path=Object 1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19/content.xml><?xml version="1.0" encoding="utf-8"?>
<math xmlns="http://www.w3.org/1998/Math/MathML" display="block">
  <semantics>
    <mrow>
      <mrow>
        <mi>y</mi>
        <mo stretchy="false">=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y = f(x)</annotation>
  </semantics>
</math>
</file>

<file path=Object 2/content.xml><?xml version="1.0" encoding="utf-8"?>
<math xmlns="http://www.w3.org/1998/Math/MathML" display="block">
  <semantics>
    <mrow>
      <mi>f</mi>
      <mrow>
        <mo fence="true" form="prefix" stretchy="false">(</mo>
        <mrow>
          <mi>b</mi>
        </mrow>
        <mo fence="true" form="postfix" stretchy="false">)</mo>
      </mrow>
    </mrow>
    <annotation encoding="StarMath 5.0">f(b)</annotation>
  </semantics>
</math>
</file>

<file path=Object 3/content.xml><?xml version="1.0" encoding="utf-8"?>
<math xmlns="http://www.w3.org/1998/Math/MathML" display="block">
  <semantics>
    <mi>a</mi>
    <annotation encoding="StarMath 5.0">a</annotation>
  </semantics>
</math>
</file>

<file path=Object 4/content.xml><?xml version="1.0" encoding="utf-8"?>
<math xmlns="http://www.w3.org/1998/Math/MathML" display="block">
  <semantics>
    <mi>b</mi>
    <annotation encoding="StarMath 5.0">b</annotation>
  </semantics>
</math>
</file>

<file path=Object 5/content.xml><?xml version="1.0" encoding="utf-8"?>
<math xmlns="http://www.w3.org/1998/Math/MathML" display="block">
  <semantics>
    <mi>f</mi>
    <annotation encoding="StarMath 5.0">f</annotation>
  </semantics>
</math>
</file>

<file path=Object 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k</mi>
      </mrow>
    </mrow>
    <annotation encoding="StarMath 5.0">f(x) = k</annotation>
  </semantics>
</math>
</file>

<file path=Object 7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i>k</mi>
      </mrow>
    </mrow>
    <annotation encoding="StarMath 5.0">f(x) &lt; k</annotation>
  </semantics>
</math>
</file>

<file path=Object 8/content.xml><?xml version="1.0" encoding="utf-8"?>
<math xmlns="http://www.w3.org/1998/Math/MathML" display="block">
  <semantics>
    <mrow>
      <mi>x</mi>
      <mo stretchy="false">≥</mo>
      <mn>0</mn>
    </mrow>
    <annotation encoding="StarMath 5.0">x &gt;= 0</annotation>
  </semantics>
</math>
</file>

<file path=Object 9/content.xml><?xml version="1.0" encoding="utf-8"?>
<math xmlns="http://www.w3.org/1998/Math/MathML" display="block">
  <semantics>
    <mrow>
      <mi>y</mi>
      <mo stretchy="false">=</mo>
      <mi>x</mi>
    </mrow>
    <annotation encoding="StarMath 5.0">y = x</annotation>
  </semantics>
</math>
</file>